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0b72" officeooo:paragraph-rsid="00120b72"/>
    </style:style>
    <style:style style:name="P2" style:family="paragraph" style:parent-style-name="Standard">
      <style:text-properties officeooo:rsid="0013b891" officeooo:paragraph-rsid="0013b891"/>
    </style:style>
    <style:style style:name="P3" style:family="paragraph" style:parent-style-name="Standard">
      <style:text-properties officeooo:rsid="00168fbb" officeooo:paragraph-rsid="00168fbb"/>
    </style:style>
    <style:style style:name="P4" style:family="paragraph" style:parent-style-name="Standard">
      <style:text-properties officeooo:rsid="00181351" officeooo:paragraph-rsid="00181351"/>
    </style:style>
    <style:style style:name="P5" style:family="paragraph" style:parent-style-name="Standard">
      <style:text-properties officeooo:rsid="001f3daa" officeooo:paragraph-rsid="001f3daa"/>
    </style:style>
    <style:style style:name="P6" style:family="paragraph" style:parent-style-name="Text_20_body">
      <style:text-properties officeooo:rsid="001b94c5" officeooo:paragraph-rsid="001b94c5"/>
    </style:style>
    <style:style style:name="P7" style:family="paragraph" style:parent-style-name="Text_20_body">
      <style:text-properties officeooo:rsid="001c617d" officeooo:paragraph-rsid="001c617d"/>
    </style:style>
    <style:style style:name="T1" style:family="text">
      <style:text-properties style:text-position="super 58%"/>
    </style:style>
    <style:style style:name="T2" style:family="text">
      <style:text-properties officeooo:rsid="0013b891"/>
    </style:style>
    <style:style style:name="T3" style:family="text">
      <style:text-properties officeooo:rsid="00151ac0"/>
    </style:style>
    <style:style style:name="T4" style:family="text">
      <style:text-properties officeooo:rsid="00181351"/>
    </style:style>
    <style:style style:name="T5" style:family="text">
      <style:text-properties officeooo:rsid="001a6c26"/>
    </style:style>
    <style:style style:name="T6" style:family="text">
      <style:text-properties officeooo:rsid="001c617d"/>
    </style:style>
    <style:style style:name="T7" style:family="text">
      <style:text-properties officeooo:rsid="001dc3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si-free Scattering Reactions</text:p>
      <text:p text:style-name="P1"/>
      <text:p text:style-name="Standard"/>
      <text:p text:style-name="P1">Quasi-free scatttering (Qfs) reactions, as part of direct reactions, </text:p>
      <text:p text:style-name="P1">where projectile nucleon interacts with the target nucleon in a single, fast and localized event (timescale ~ 10<text:span text:style-name="T1">-21</text:span>s). </text:p>
      <text:p text:style-name="P1">This implies high relative kinetic energies of the participants, usually &gt;= 100 AMeV.</text:p>
      <text:p text:style-name="P1">In Qfs experiments in dire<text:span text:style-name="T2">c</text:span>t kinematics a <text:span text:style-name="T2">projectile in form of a</text:span> proton knocks out <text:span text:style-name="T2">a nucleon or cluster of a nucleus, whereas in inverse kinematics the nucleus of interest is projectile and we have proton like target. (direct and inverse only same reaction type, only lorentz trafo).</text:span></text:p>
      <text:p text:style-name="P2">Qfs reactions, a the name says describe the process similar to nucleon-nucleon <text:s/>free scattering neglecting effects of the rest nucleus in first order. </text:p>
      <text:p text:style-name="P2">The first experiments demonstrating the existence of such processes were performed at Berkely in 1952 by <text:span text:style-name="T3">O. Chamberlain and Emilio Sergrè where they bombarded lithium with 350 MeV protons and observed pairs of protons emitted in coincidence with an opening angle of approx. 90°. </text:span></text:p>
      <text:p text:style-name="P3">Same year study on scattering of 340 MeV protons on deuterium and carbon was published by J.B. Cladis,W.N. Hess and B.J.Moyer (Berkely).</text:p>
      <text:p text:style-name="P3">Tyren, Maris &amp; H illman designed in 1957 experiment to make full characterization of proton proton <text:s/>collision. Results verified the made approximation of the direct and clean <text:s/>interaction inside the nucleus whit no relevant distortions. <text:span text:style-name="T4">Moreover the Qfs reactions were proposed as tool to study shell model predictions and model parameters such as spin-orbit splitting, energy differences between shells etc. <text:s/>All these parameters can be deduced by the measurement of the reaction products: the two correlated protons, the rest nucleus and gammas originating from deexitations inside the rest nucleus. </text:span></text:p>
      <text:p text:style-name="P4">These results pushed towards the advancement of a theoretical model description of the Qfs reac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Text_20_body">Quasi-free scattering (QFS) reactions, as a subset of direct reactions, are processes where a projectile nucleon interacts with a target nucleon in a single, fast, and highly localized event. The timescale of these interactions is extremely short, approximately 10⁻²¹ seconds, implying that the relative kinetic energies of the participants are high, typically greater than or equal to 100 AMeV.</text:p>
      <text:p text:style-name="Text_20_body">In QFS experiments conducted in direct kinematics, a proton serves as the projectile, colliding with a nucleon or a cluster within the target nucleus. Conversely, in inverse kinematics, the nucleus of interest becomes the projectile, while a proton or proton-like particle is used as the target. Despite these differing setups, both approaches are fundamentally equivalent, differing only due to a Lorentz transformation of the reference frame.</text:p>
      <text:p text:style-name="Text_20_body">As the name implies, QFS reactions are conceptually similar to free nucleon-nucleon scattering, with the primary approximation being that the influence of the residual nucleus is neglected to first order. This approximation simplifies the theoretical description of the process, allowing to treat the interaction as a two-body problem within a <text:span text:style-name="T5">(only weakly interfering) </text:span>nuclear environment.</text:p>
      <text:p text:style-name="Text_20_body">The first experiments confirming the existence of quasi-free scattering processes were conducted at the University of California, Berkeley, in 1952 by O. Chamberlain and Emilio Segrè. In their study, lithium nuclei were bombarded with 350 MeV protons, and coincident proton pairs were observed with an opening angle of approximately 90°. That same year, J.B. Cladis, W.N. Hess, and B.J. Moyer published results on the scattering of 340 MeV protons on deuterium and carbon targets, further substantiating the phenomenon.</text:p>
      <text:p text:style-name="Text_20_body">In 1957, Tyren, Maris, and Hillman designed an experiment aimed at fully characterizing proton-proton collisions within the quasi-free scattering framework. Their results validated the assumption of a direct and clean interaction between the projectile and the target nucleon, free from significant distortions caused by the surrounding nucleus. Furthermore, these experiments demonstrated that QFS reactions could serve as a powerful tool for probing nuclear structure and testing predictions of the shell model. Specifically, they enabled the study of key nuclear parameters such as spin-orbit splitting and energy differences between nuclear shells <text:span text:style-name="T5">and here fore to probe the shell evolution. </text:span></text:p>
      <text:p text:style-name="Text_20_body">In QFS reactions, these parameters can be extracted by analyzing the reaction products, which include the two correlated outgoing protons, the residual nucleus, and any gamma rays emitted during de-excitation of the residual nucleus. The detailed measurements of these observables provide critical insights into the underlying nuclear structure and dynamics.</text:p>
      <text:p text:style-name="Text_20_body">The experimental discoveries and theoretical insights from these early studies catalyzed significant advancements in the theoretical modeling of QFS reactions. These models have since become essential tools for understanding nucleon-nucleon interactions within the nuclear medium and for refining our knowledge of nuclear structure and reaction mechanisms.</text:p>
      <text:p text:style-name="Text_20_body"/>
      <text:p text:style-name="Text_20_body"/>
      <text:p text:style-name="Text_20_body"/>
      <text:p text:style-name="Text_20_body"/>
      <text:p text:style-name="Text_20_body"><text:soft-page-break/></text:p>
      <text:p text:style-name="Text_20_body">Statistical and Systematic Error Analysis</text:p>
      <text:p text:style-name="Text_20_body"/>
      <text:p text:style-name="P6">All three measurements presented in this section, the charge changing cross section, the isotopic cross section correction cross section and the total interaction cross section, rely on the transmission method <text:span text:style-name="T6">and the error analysis of those measurements are treated the same accordingly. The generic formula for all three measurements was presented in sec balbla, equation bla bla</text:span></text:p>
      <text:p text:style-name="P7">Since <text:span text:style-name="T7">all quantities in equation blabla are mutually independent, the gaussian error propagation for statistical and systematical uncetainties is given by:</text:span></text:p>
      <text:p text:style-name="P7"/>
      <text:p text:style-name="P5">delta sys/stat = …</text:p>
      <text:p text:style-name="P5"/>
      <text:p text:style-name="P5"/>
      <text:p text:style-name="P5">Statistical Uncertainties:</text:p>
      <text:p text:style-name="P5"/>
      <text:p text:style-name="P5"/>
      <text:p text:style-name="P5"/>
      <text:p text:style-name="P5">Systematic Uncertaint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14T15:47:08.238121497</meta:creation-date>
    <dc:date>2025-01-17T15:18:50.919177042</dc:date>
    <meta:editing-duration>PT3H10M52S</meta:editing-duration>
    <meta:editing-cycles>3</meta:editing-cycles>
    <meta:generator>LibreOffice/6.0.7.3$Linux_X86_64 LibreOffice_project/00m0$Build-3</meta:generator>
    <meta:document-statistic meta:table-count="0" meta:image-count="0" meta:object-count="0" meta:page-count="3" meta:paragraph-count="23" meta:word-count="829" meta:character-count="5660" meta:non-whitespace-character-count="4846"/>
  </office:meta>
</office:document-meta>
</file>